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02in"/>
    </style:style>
    <style:style style:name="co2" style:family="table-column">
      <style:table-column-properties fo:break-before="auto" style:column-width="1.6028in"/>
    </style:style>
    <style:style style:name="co3" style:family="table-column">
      <style:table-column-properties fo:break-before="auto" style:column-width="1.1945in"/>
    </style:style>
    <style:style style:name="co4" style:family="table-column">
      <style:table-column-properties fo:break-before="auto" style:column-width="0.902in"/>
    </style:style>
    <style:style style:name="co5" style:family="table-column">
      <style:table-column-properties fo:break-before="auto" style:column-width="1.2874in"/>
    </style:style>
    <style:style style:name="co6" style:family="table-column">
      <style:table-column-properties fo:break-before="auto" style:column-width="1.0209in"/>
    </style:style>
    <style:style style:name="co7" style:family="table-column">
      <style:table-column-properties fo:break-before="auto" style:column-width="0.2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0173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1.2528in"/>
    </style:style>
    <style:style style:name="co12" style:family="table-column">
      <style:table-column-properties fo:break-before="auto" style:column-width="2.5819in"/>
    </style:style>
    <style:style style:name="co13" style:family="table-column">
      <style:table-column-properties fo:break-before="auto" style:column-width="1.3299in"/>
    </style:style>
    <style:style style:name="co14" style:family="table-column">
      <style:table-column-properties fo:break-before="auto" style:column-width="1.8346in"/>
    </style:style>
    <style:style style:name="co15" style:family="table-column">
      <style:table-column-properties fo:break-before="auto" style:column-width="3.5291in"/>
    </style:style>
    <style:style style:name="co16" style:family="table-column">
      <style:table-column-properties fo:break-before="auto" style:column-width="1.6236in"/>
    </style:style>
    <style:style style:name="co17" style:family="table-column">
      <style:table-column-properties fo:break-before="auto" style:column-width="1.5256in"/>
    </style:style>
    <style:style style:name="co18" style:family="table-column">
      <style:table-column-properties fo:break-before="auto" style:column-width="1.5362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4.033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130">
      <style:table-cell-properties fo:border="0.74pt solid #000000"/>
    </style:style>
    <style:style style:name="ce4" style:family="table-cell" style:parent-style-name="Default" style:data-style-name="N1013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"/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TC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6" table:default-cell-style-name="ce2"/>
        <table:table-row table:style-name="ro1">
          <table:table-cell office:value-type="string" calcext:value-type="string" table:number-columns-spanned="7" table:number-rows-spanned="1">
            <text:p>HP OfficeJet Pro 9730 Wide Format All-in-One Printer (537P5B)</text:p>
            <text:p><text:a xlink:href="https://www.hp.com/sg-en/shop/hp-officejet-pro-9730-wide-format-all-in-one-printer-537p5b.html" xlink:type="simple">https://www.hp.com/sg-en/shop/hp-officejet-pro-9730-wide-format-all-in-one-printer-537p5b.html</text:a></text:p>
          </table:table-cell>
          <table:covered-table-cell table:number-columns-repeated="6"/>
          <table:table-cell/>
          <table:table-cell office:value-type="string" calcext:value-type="string" table:number-columns-spanned="7" table:number-rows-spanned="1">
            <text:p>HP Color LaserJet Pro MFP 4303dw Printer (5HH65A)</text:p>
            <text:p><text:a xlink:href="https://www.hp.com/sg-en/shop/hp-color-laserjet-pro-mfp-4303dw-printer-5hh65a.html" xlink:type="simple">https://www.hp.com/sg-en/shop/hp-color-laserjet-pro-mfp-4303dw-printer-5hh65a.html</text:a></text:p>
          </table:table-cell>
          <table:covered-table-cell table:number-columns-repeated="6"/>
        </table:table-row>
        <table:table-row table:style-name="ro2">
          <table:table-cell table:formula="of:=COM.MICROSOFT.CONCAT(&quot;Fixed Costs: S$&quot;; ROUND(SUM([.A4:.B4]);2))" office:value-type="string" office:string-value="Fixed Costs: S$885" calcext:value-type="string" table:number-columns-spanned="2" table:number-rows-spanned="1">
            <text:p>Fixed Costs: S$885</text:p>
          </table:table-cell>
          <table:covered-table-cell/>
          <table:table-cell table:style-name="ce1" table:formula="of:=COM.MICROSOFT.CONCAT(&quot;Variable Costs (3 years): S$&quot;;ROUND(SUM([.C4:.E4]);2))" office:value-type="string" office:string-value="Variable Costs (3 years): S$19394.89" calcext:value-type="string" table:number-columns-spanned="3" table:number-rows-spanned="1">
            <text:p>Variable Costs (3 years): S$19394.89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TCO</text:p>
          </table:table-cell>
          <table:table-cell table:style-name="ce1" office:value-type="string" calcext:value-type="string" table:number-columns-spanned="1" table:number-rows-spanned="2">
            <text:p>Cost Per Page</text:p>
          </table:table-cell>
          <table:table-cell/>
          <table:table-cell table:formula="of:=COM.MICROSOFT.CONCAT(&quot;Fixed Costs: S$&quot;; ROUND(SUM([.I4:.J4]);2))" office:value-type="string" office:string-value="Fixed Costs: S$1499" calcext:value-type="string" table:number-columns-spanned="2" table:number-rows-spanned="1">
            <text:p>Fixed Costs: S$1499</text:p>
          </table:table-cell>
          <table:covered-table-cell/>
          <table:table-cell table:style-name="ce1" table:formula="of:=COM.MICROSOFT.CONCAT(&quot;Variable Costs (3 years): S$&quot;;ROUND(SUM([.K4:.M4]);2))" office:value-type="string" office:string-value="Variable Costs (3 years): S$37320.37" calcext:value-type="string" table:number-columns-spanned="3" table:number-rows-spanned="1">
            <text:p>Variable Costs (3 years): S$37320.37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TCO</text:p>
          </table:table-cell>
          <table:table-cell table:style-name="ce1" office:value-type="string" calcext:value-type="string" table:number-columns-spanned="1" table:number-rows-spanned="2">
            <text:p>Cost Per Page</text:p>
          </table:table-cell>
        </table:table-row>
        <table:table-row table:style-name="ro2">
          <table:table-cell table:style-name="ce2" office:value-type="string" calcext:value-type="string">
            <text:p>Upfront Cost</text:p>
          </table:table-cell>
          <table:table-cell office:value-type="string" calcext:value-type="string">
            <text:p>Warranty Cost (3 years)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aper</text:p>
          </table:table-cell>
          <table:covered-table-cell table:number-columns-repeated="2"/>
          <table:table-cell/>
          <table:table-cell table:style-name="ce2" office:value-type="string" calcext:value-type="string">
            <text:p>Upfront Cost</text:p>
          </table:table-cell>
          <table:table-cell office:value-type="string" calcext:value-type="string">
            <text:p>Warranty Cost (3 years)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aper</text:p>
          </table:table-cell>
          <table:covered-table-cell table:number-columns-repeated="2"/>
        </table:table-row>
        <table:table-row table:style-name="ro2">
          <table:table-cell table:style-name="ce3" table:formula="of:=[$Printers.C2]" office:value-type="currency" office:currency="SGD" office:value="689" calcext:value-type="currency">
            <text:p>S$689.00</text:p>
          </table:table-cell>
          <table:table-cell table:style-name="ce3" table:formula="of:=[$Printers.G2]" office:value-type="currency" office:currency="SGD" office:value="196" calcext:value-type="currency">
            <text:p>S$196.00</text:p>
          </table:table-cell>
          <table:table-cell table:style-name="ce3" table:formula="of:=[$Printers.F2]" office:value-type="currency" office:currency="SGD" office:value="7.985952" calcext:value-type="currency">
            <text:p>S$7.99</text:p>
          </table:table-cell>
          <table:table-cell table:style-name="ce3" table:formula="of:=[$Printers.K2]" office:value-type="currency" office:currency="SGD" office:value="17222.4" calcext:value-type="currency">
            <text:p>S$17,222.40</text:p>
          </table:table-cell>
          <table:table-cell table:style-name="ce3" table:formula="of:=[$'Shared (constants)'.$B$7]" office:value-type="currency" office:currency="SGD" office:value="2164.5" calcext:value-type="currency">
            <text:p>S$2,164.50</text:p>
          </table:table-cell>
          <table:table-cell table:style-name="ce3" table:formula="of:=SUM([.A4:.E4])" office:value-type="currency" office:currency="SGD" office:value="20279.885952" calcext:value-type="currency">
            <text:p>S$20,279.89</text:p>
          </table:table-cell>
          <table:table-cell table:style-name="ce3" table:formula="of:=[.F4]/[$'Shared (constants)'.$B$3]" office:value-type="currency" office:currency="SGD" office:value="0.173332358564103" calcext:value-type="currency">
            <text:p>S$0.17</text:p>
          </table:table-cell>
          <table:table-cell table:style-name="ce4"/>
          <table:table-cell table:style-name="ce3" table:formula="of:=[$Printers.C3]" office:value-type="currency" office:currency="SGD" office:value="1499" calcext:value-type="currency">
            <text:p>S$1,499.00</text:p>
          </table:table-cell>
          <table:table-cell table:style-name="ce3" table:formula="of:=[$Printers.G3]" office:value-type="currency" office:currency="SGD" office:value="0" calcext:value-type="currency">
            <text:p>S$0.00</text:p>
          </table:table-cell>
          <table:table-cell table:style-name="ce3" table:formula="of:=[$Printers.F3]" office:value-type="currency" office:currency="SGD" office:value="26.61984" calcext:value-type="currency">
            <text:p>S$26.62</text:p>
          </table:table-cell>
          <table:table-cell table:style-name="ce3" table:formula="of:=[$Printers.K3]" office:value-type="currency" office:currency="SGD" office:value="35129.25" calcext:value-type="currency">
            <text:p>S$35,129.25</text:p>
          </table:table-cell>
          <table:table-cell table:style-name="ce3" table:formula="of:=[$'Shared (constants)'.$B$7]" office:value-type="currency" office:currency="SGD" office:value="2164.5" calcext:value-type="currency">
            <text:p>S$2,164.50</text:p>
          </table:table-cell>
          <table:table-cell table:style-name="ce3" table:formula="of:=SUM([.I4:.M4])" office:value-type="currency" office:currency="SGD" office:value="38819.36984" calcext:value-type="currency">
            <text:p>S$38,819.37</text:p>
          </table:table-cell>
          <table:table-cell table:style-name="ce3" table:formula="of:=[.N4]/[$'Shared (constants)'.$B$3]" office:value-type="currency" office:currency="SGD" office:value="0.331789485811966" calcext:value-type="currency">
            <text:p>S$0.33</text:p>
          </table:table-cell>
        </table:table-row>
      </table:table>
      <table:table table:name="Printer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4"/>
        <table:table-column table:style-name="co13" table:default-cell-style-name="ce4"/>
        <table:table-column table:style-name="co15" table:default-cell-style-name="Default"/>
        <table:table-column table:style-name="co15" table:default-cell-style-name="ce4"/>
        <table:table-column table:style-name="co16" table:default-cell-style-name="ce11"/>
        <table:table-column table:style-name="co17" table:default-cell-style-name="ce4"/>
        <table:table-column table:style-name="co8" table:default-cell-style-name="Default"/>
        <table:table-row table:style-name="ro2">
          <table:table-cell table:style-name="ce5" office:value-type="string" calcext:value-type="string">
            <text:p>Printer</text:p>
          </table:table-cell>
          <table:table-cell table:style-name="ce5" office:value-type="string" calcext:value-type="string">
            <text:p>Features</text:p>
          </table:table-cell>
          <table:table-cell table:style-name="ce5" office:value-type="string" calcext:value-type="string">
            <text:p>Upfront Cost (S$)</text:p>
          </table:table-cell>
          <table:table-cell table:style-name="ce5" office:value-type="string" calcext:value-type="string">
            <text:p>Power Consumption (Standby, Watts)</text:p>
          </table:table-cell>
          <table:table-cell table:style-name="ce5" office:value-type="string" calcext:value-type="string">
            <text:p>Power (kWh/year)</text:p>
          </table:table-cell>
          <table:table-cell table:style-name="ce5" office:value-type="string" calcext:value-type="string">
            <text:p>Power Price (3 years) (S$)</text:p>
          </table:table-cell>
          <table:table-cell table:style-name="ce5" office:value-type="string" calcext:value-type="string">
            <text:p>Warranty (3 years)</text:p>
          </table:table-cell>
          <table:table-cell table:style-name="ce5" office:value-type="string" calcext:value-type="string">
            <text:p>Ink</text:p>
          </table:table-cell>
          <table:table-cell table:style-name="ce5" office:value-type="string" calcext:value-type="string">
            <text:p>Ink Cartridge (1 Black, 1 Magenta, 1 Cyan, 1 Yellow)</text:p>
          </table:table-cell>
          <table:table-cell table:style-name="ce5" office:value-type="string" calcext:value-type="string">
            <text:p>Pages/cartridge (black)</text:p>
          </table:table-cell>
          <table:table-cell table:style-name="ce5" office:value-type="string" calcext:value-type="string">
            <text:p>Ink cost (3 years) (S$)</text:p>
          </table:table-cell>
          <table:table-cell table:style-name="ce5"/>
        </table:table-row>
        <table:table-row table:style-name="ro1">
          <table:table-cell office:value-type="string" calcext:value-type="string">
            <text:p>HP OfficeJet Pro 9730 Wide Format All-in-One Printer (537P5B) </text:p>
            <text:p><text:a xlink:href="https://www.hp.com/sg-en/shop/hp-officejet-pro-9730-wide-format-all-in-one-printer-537p5b.html" xlink:type="simple">https://www.hp.com/sg-en/shop/hp-officejet-pro-9730-wide-format-all-in-one-printer-537p5b.html</text:a></text:p>
          </table:table-cell>
          <table:table-cell office:value-type="string" calcext:value-type="string">
            <text:p>Color Printing</text:p>
            <text:p>A4</text:p>
          </table:table-cell>
          <table:table-cell office:value-type="currency" office:currency="SGD" office:value="689" calcext:value-type="currency">
            <text:p>S$689.00</text:p>
          </table:table-cell>
          <table:table-cell office:value-type="float" office:value="5.4" calcext:value-type="float">
            <text:p>5.40</text:p>
          </table:table-cell>
          <table:table-cell table:formula="of:=([.D2]*[$'Shared (constants)'.$B$4]*52)/1000" office:value-type="float" office:value="11.232" calcext:value-type="float">
            <text:p>11.23</text:p>
          </table:table-cell>
          <table:table-cell table:formula="of:=[.E2]*[$'Shared (constants)'.$B$5]*[$'Shared (constants)'.$B$1]" office:value-type="currency" office:currency="SGD" office:value="7.985952" calcext:value-type="currency">
            <text:p>S$7.99</text:p>
          </table:table-cell>
          <table:table-cell office:value-type="currency" office:currency="SGD" office:value="196" calcext:value-type="currency">
            <text:p>S$196.00</text:p>
          </table:table-cell>
          <table:table-cell office:value-type="string" calcext:value-type="string">
            <text:p>HP 937</text:p>
          </table:table-cell>
          <table:table-cell table:formula="of:=62.8+40.4*3" office:value-type="currency" office:currency="SGD" office:value="184" calcext:value-type="currency">
            <text:p>S$184.00</text:p>
          </table:table-cell>
          <table:table-cell office:value-type="float" office:value="1250" calcext:value-type="float">
            <text:p>1,250</text:p>
          </table:table-cell>
          <table:table-cell table:formula="of:=([.I2]/[.J2])*[$'Shared (constants)'.$B$3]" office:value-type="currency" office:currency="SGD" office:value="17222.4" calcext:value-type="currency">
            <text:p>S$17,222.40</text:p>
          </table:table-cell>
          <table:table-cell/>
        </table:table-row>
        <table:table-row table:style-name="ro1">
          <table:table-cell office:value-type="string" calcext:value-type="string">
            <text:p>HP Color LaserJet Pro MFP 4303dw Printer (5HH65A)</text:p>
            <text:p><text:a xlink:href="https://www.hp.com/sg-en/shop/hp-color-laserjet-pro-mfp-4303dw-printer-5hh65a.html" xlink:type="simple">https://www.hp.com/sg-en/shop/hp-color-laserjet-pro-mfp-4303dw-printer-5hh65a.html</text:a></text:p>
          </table:table-cell>
          <table:table-cell office:value-type="string" calcext:value-type="string">
            <text:p>Color Printing</text:p>
            <text:p>A4</text:p>
          </table:table-cell>
          <table:table-cell office:value-type="currency" office:currency="SGD" office:value="1499" calcext:value-type="currency">
            <text:p>S$1,499.00</text:p>
          </table:table-cell>
          <table:table-cell office:value-type="float" office:value="18" calcext:value-type="float">
            <text:p>18.00</text:p>
          </table:table-cell>
          <table:table-cell table:formula="of:=([.D3]*[$'Shared (constants)'.$B$4]*52)/1000" office:value-type="float" office:value="37.44" calcext:value-type="float">
            <text:p>37.44</text:p>
          </table:table-cell>
          <table:table-cell table:formula="of:=[.E3]*[$'Shared (constants)'.$B$5]*[$'Shared (constants)'.$B$1]" office:value-type="currency" office:currency="SGD" office:value="26.61984" calcext:value-type="currency">
            <text:p>S$26.62</text:p>
          </table:table-cell>
          <table:table-cell office:value-type="currency" office:currency="SGD" office:value="0" calcext:value-type="currency">
            <text:p>S$0.00</text:p>
          </table:table-cell>
          <table:table-cell office:value-type="string" calcext:value-type="string">
            <text:p>HP 230A</text:p>
          </table:table-cell>
          <table:table-cell table:formula="of:=128.9+(157.2*3)" office:value-type="currency" office:currency="SGD" office:value="600.5" calcext:value-type="currency">
            <text:p>S$600.50</text:p>
          </table:table-cell>
          <table:table-cell office:value-type="float" office:value="2000" calcext:value-type="float">
            <text:p>2,000</text:p>
          </table:table-cell>
          <table:table-cell table:formula="of:=([.I3]/[.J3])*[$'Shared (constants)'.$B$3]" office:value-type="currency" office:currency="SGD" office:value="35129.25" calcext:value-type="currency">
            <text:p>S$35,129.25</text:p>
          </table:table-cell>
          <table:table-cell/>
        </table:table-row>
      </table:table>
      <table:table table:name="Shared (constants)" table:style-name="ta1">
        <table:table-column table:style-name="co18" table:default-cell-style-name="Default"/>
        <table:table-column table:style-name="co8" table:default-cell-style-name="ce11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Period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years</text:p>
          </table:table-cell>
          <table:table-cell/>
        </table:table-row>
        <table:table-row table:style-name="ro2">
          <table:table-cell office:value-type="string" calcext:value-type="string">
            <text:p>Pages/week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ages</text:p>
          </table:table-cell>
          <table:table-cell/>
        </table:table-row>
        <table:table-row table:style-name="ro2">
          <table:table-cell office:value-type="string" calcext:value-type="string">
            <text:p>Pages/3 years</text:p>
          </table:table-cell>
          <table:table-cell table:formula="of:=[.B2]*[.B1]*52" office:value-type="float" office:value="117000" calcext:value-type="float">
            <text:p>117,000</text:p>
          </table:table-cell>
          <table:table-cell office:value-type="string" calcext:value-type="string">
            <text:p>pages</text:p>
          </table:table-cell>
          <table:table-cell/>
        </table:table-row>
        <table:table-row table:style-name="ro2">
          <table:table-cell office:value-type="string" calcext:value-type="string">
            <text:p>Power on/wee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2">
          <table:table-cell office:value-type="string" calcext:value-type="string">
            <text:p>Electricity Cost</text:p>
          </table:table-cell>
          <table:table-cell table:style-name="ce4" office:value-type="currency" office:currency="SGD" office:value="0.237" calcext:value-type="currency">
            <text:p>S$0.24</text:p>
          </table:table-cell>
          <table:table-cell office:value-type="string" calcext:value-type="string">
            <text:p>SGD/kwh</text:p>
          </table:table-cell>
          <table:table-cell office:value-type="string" calcext:value-type="string">
            <text:p><text:a xlink:href="https://www.globalpetrolprices.com/Singapore/electricity_prices/" xlink:type="simple">https://www.globalpetrolprices.com/Singapore/electricity_prices/</text:a></text:p>
          </table:table-cell>
        </table:table-row>
        <table:table-row table:style-name="ro2">
          <table:table-cell office:value-type="string" calcext:value-type="string">
            <text:p>Paper Cost (Per Ream)</text:p>
          </table:table-cell>
          <table:table-cell table:style-name="ce4" office:value-type="currency" office:currency="SGD" office:value="9.25" calcext:value-type="currency">
            <text:p>S$9.25</text:p>
          </table:table-cell>
          <table:table-cell office:value-type="string" calcext:value-type="string">
            <text:p>SGD/500 Page</text:p>
          </table:table-cell>
          <table:table-cell office:value-type="string" calcext:value-type="string">
            <text:p><text:a xlink:href="https://www.amazon.sg/Paperone-Copier-A4-80-GSM/dp/B01LZ3LYBY" xlink:type="simple">https://www.amazon.sg/Paperone-Copier-A4-80-GSM/dp/B01LZ3LYBY</text:a></text:p>
          </table:table-cell>
        </table:table-row>
        <table:table-row table:style-name="ro2">
          <table:table-cell office:value-type="string" calcext:value-type="string">
            <text:p>Paper Cost (for period)</text:p>
          </table:table-cell>
          <table:table-cell table:style-name="ce4" table:formula="of:=[.B6]/500*[.B3]" office:value-type="currency" office:currency="SGD" office:value="2164.5" calcext:value-type="currency">
            <text:p>S$2,164.50</text:p>
          </table:table-cell>
          <table:table-cell office:value-type="string" calcext:value-type="string">
            <text:p>SGD</text:p>
          </table:table-cell>
          <table:table-cell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9P0"/>
    </number:currency-style>
    <number:number-style style:name="N130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 number:language="zh" number:country="SG">S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zh" number:country="SG">S$</number:currency-symbol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1:50:11.521124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09:51:54.396219742</meta:creation-date>
    <dc:date>2025-09-28T12:42:13.555518812</dc:date>
    <meta:editing-duration>PT2H8M57S</meta:editing-duration>
    <meta:editing-cycles>59</meta:editing-cycles>
    <meta:generator>LibreOffice/25.8.1.1$Linux_X86_64 LibreOffice_project/580$Build-1</meta:generator>
    <meta:document-statistic meta:table-count="3" meta:cell-count="90" meta:object-count="0"/>
  </office:meta>
</office:document-meta>
</file>